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175.8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24.95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_Rev_L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,<text:span text:style-name="T1">R45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3,R20</text:span>,R21</text:p>
          </table:table-cell>
          <table:table-cell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5,R6,R8,R14,R15,</text:span></text:p>
            <text:p><text:span text:style-name="T2">R31</text:span>,R35,R4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A1206</text:p>
          </table:table-cell>
          <table:table-cell table:style-name="ce11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5.23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3">
          <table:table-cell table:style-name="ce19" office:value-type="float" office:value="11" calcext:value-type="float">
            <text:p>11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,R2,R18,R19,R25,R32,</text:span></text:p>
            <text:p><text:span text:style-name="T3">R36,R37,</text:span>R39,R48,<text:span text:style-name="T1">R51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0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130k/R0402</text:p>
          </table:table-cell>
          <table:table-cell table:style-name="ce27" office:value-type="string" calcext:value-type="string">
            <text:p>R0402</text:p>
          </table:table-cell>
          <table:table-cell table:style-name="ce27" office:value-type="string" calcext:value-type="string">
            <text:p>R50</text:p>
          </table:table-cell>
          <table:table-cell table:style-name="ce33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7,</text:span>R22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5">
          <table:table-cell table:style-name="ce19" office:value-type="float" office:value="7" calcext:value-type="float">
            <text:p>7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8,C11,C14,C15</text:span>,</text:p>
            <text:p>C16,C18,<text:span text:style-name="T1">C28</text:span>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2,</text:span>C2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</text:p>
            <text:p>6.3x11mm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,C6,C7,C9,C10</text:span>,C1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<text:span text:style-name="T2">C3,</text:span>C2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N5819S4(SOD-123)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2">D4,D6,D7,</text:span>D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N5822/SS34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<text:span text:style-name="T2">D1,</text:span>D3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ESP32-WROVER-E</text:p>
          </table:table-cell>
          <table:table-cell table:style-name="ce27" office:value-type="string" calcext:value-type="string">
            <text:p>ESP32-WROVER</text:p>
            <text:p>(WROOM)-</text:p>
            <text:p>UNIVERSAL_</text:p>
            <text:p>MODULE</text:p>
          </table:table-cell>
          <table:table-cell table:style-name="ce27" office:value-type="string" calcext:value-type="string">
            <text:p>U6</text:p>
          </table:table-cell>
          <table:table-cell table:style-name="ce33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SN74LVC1G04DBVR(SOT23-5)</text:p>
          </table:table-cell>
          <table:table-cell table:style-name="ce27" office:value-type="string" calcext:value-type="string">
            <text:p>SOT-23-5</text:p>
          </table:table-cell>
          <table:table-cell table:style-name="ce27" office:value-type="string" calcext:value-type="string">
            <text:p>U8</text:p>
          </table:table-cell>
          <table:table-cell table:style-name="ce33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S2376D(SO-8)</text:p>
          </table:table-cell>
          <table:table-cell table:style-name="ce12" office:value-type="string" calcext:value-type="string">
            <text:p>SOIC-8</text:p>
          </table:table-cell>
          <table:table-cell table:style-name="ce12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DW02S</text:p>
          </table:table-cell>
          <table:table-cell table:style-name="ce27" office:value-type="string" calcext:value-type="string">
            <text:p>BAT1</text:p>
          </table:table-cell>
          <table:table-cell table:style-name="ce33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RJP-003TC1</text:p>
            <text:p>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pened</text:p>
          </table:table-cell>
          <table:table-cell table:style-name="ce11" office:value-type="string" calcext:value-type="string">
            <text:p>SJ_1_SMALLER</text:p>
          </table:table-cell>
          <table:table-cell table:style-name="ce11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R/R0603)</text:p>
          </table:table-cell>
          <table:table-cell table:style-name="ce11" office:value-type="string" calcext:value-type="string">
            <text:p>R0603</text:p>
          </table:table-cell>
          <table:table-cell table:style-name="ce11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k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0pF/100V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_Rev_L-BOM(WROVER)</text:span></text:p>
        </style:region-center>
        <style:region-right>
          <text:p><text:span text:style-name="MT2"><text:date style:data-style-name="N2" text:date-value="2022-10-0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5:55:31.358338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06T15:57:59.081905399</dc:date>
    <meta:editing-duration>PT4H18M39S</meta:editing-duration>
    <meta:editing-cycles>80</meta:editing-cycles>
    <meta:document-statistic meta:table-count="1" meta:cell-count="292" meta:object-count="0"/>
  </office:meta>
</office:document-meta>
</file>